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ireia Seguí Torra, amb domicili a l’av. Central, 55, 7è 1a, de Maó, amb</text:span><text:span text:style-name="T1"/></text:p>
      <text:p text:style-name="Standard" loext:marker-style-name="T1"><text:span text:style-name="T1">DNI núm. 12681, telèfon 84 23 23,</text:span><text:span text:style-name="T1"/></text:p>
      <text:p text:style-name="P1" loext:marker-style-name="T1"/>
      <text:p text:style-name="Standard" loext:marker-style-name="T1"><text:span text:style-name="T1">EXPÒS:</text:span><text:span text:style-name="T1"/></text:p>
      <text:p text:style-name="Standard" loext:marker-style-name="T2"><text:span text:style-name="T2">Exposare a un concurs el treball que he fet de part de la escola a una plaza publica</text:span><text:span text:style-name="T2"/></text:p>
      <text:p text:style-name="P2" loext:marker-style-name="T2"/>
      <text:p text:style-name="Standard" loext:marker-style-name="T2"><text:span text:style-name="T2">Per tot açò,</text:span><text:span text:style-name="T2"/></text:p>
      <text:p text:style-name="Standard" loext:marker-style-name="T2"><text:span text:style-name="T2">SOL·LICITO:</text:span><text:span text:style-name="T2"/></text:p>
      <text:p text:style-name="Standard" loext:marker-style-name="T2"><text:span text:style-name="T2">per poder tenir la plaza un cort perode de temps</text:span><text:span text:style-name="T2"/></text:p>
      <text:p text:style-name="P2" loext:marker-style-name="T2"/>
      <text:p text:style-name="Standard" loext:marker-style-name="T2"><text:span text:style-name="T2">Maó, 25 de setembre de 2006</text:span><text:span text:style-name="T2"/></text:p>
      <text:p text:style-name="P2" loext:marker-style-name="T2"/>
      <text:p text:style-name="Standard" loext:marker-style-name="T2"><text:span text:style-name="T2">[rúbrica]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Standard" loext:marker-style-name="T2"><text:span text:style-name="T2">ESCOLETA DE MARA DE DEU DE GRACIA</text:span><text:span text:style-name="T2"/></text:p>
      <text:p text:style-name="Standard" loext:marker-style-name="T2"><text:span text:style-name="T2">PLAZA DE EL RAMIS</text:span><text:bookmark text:name="_GoBack"/><text:span text:style-name="T2"/></text:p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34:00</meta:creation-date>
    <meta:initial-creator>joan</meta:initial-creator>
    <dc:creator>joan</dc:creator>
    <dc:date>2023-11-27T10:38:24</dc:date>
    <meta:editing-cycles>1</meta:editing-cycles>
    <meta:editing-duration>PT3M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11" meta:word-count="72" meta:character-count="352" meta:non-whitespace-character-count="291"/>
    <meta:user-defined meta:name="KSOProductBuildVer">1033-11.1.0.11708</meta:user-defined>
    <meta:template xlink:type="simple" xlink:actuate="onRequest" xlink:title="Normal.dotm" xlink:href=""/>
  </office:meta>
</office:document-meta>
</file>